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Philosopher" svg:font-family="Philosopher" style:font-adornments="Gras" style:font-pitch="variable"/>
    <style:font-face style:name="Philosopher1" svg:font-family="Philosopher" style:font-adornments="Italique gras" style:font-pitch="variable"/>
    <style:font-face style:name="Philosopher2" svg:font-family="Philosopher" style:font-adornments="Normal" style:font-pitch="variable"/>
    <style:font-face style:name="StarSymbol" svg:font-family="StarSymbol" style:font-charset="x-symbol"/>
  </office:font-face-decls>
  <office:automatic-styles>
    <style:style style:name="rststyle-rststyle-table-1" style:family="table">
      <style:table-properties style:width="15.24cm" style:rel-width="100%" fo:margin-top="0cm" fo:margin-bottom="0.254cm" table:align="left"/>
    </style:style>
    <style:style style:name="rststyle-rststyle-table-1.A" style:family="table-column">
      <style:table-column-properties style:column-width="3.81cm" style:rel-column-width="2160*"/>
    </style:style>
    <style:style style:name="rststyle-rststyle-table-1.A1" style:family="table-cell">
      <style:table-cell-properties fo:padding="0.049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rststyle-title" style:master-page-name="rststyle-pagedefault">
      <style:paragraph-properties style:page-number="auto"/>
    </style:style>
    <style:style style:name="P4" style:family="paragraph" style:parent-style-name="rststyle-blockindent">
      <style:paragraph-properties fo:margin-left="0cm" fo:margin-right="0cm" fo:text-indent="0cm" style:auto-text-indent="false"/>
    </style:style>
    <style:style style:name="P5" style:family="paragraph" style:parent-style-name="rststyle-deflist-term-1" style:list-style-name="rststyle-bulletlist"/>
    <style:style style:name="P6" style:family="paragraph" style:parent-style-name="rststyle-enumitem" style:list-style-name="rststyle-enumlist-arabic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tle level 0</text:p>
      <text:p text:style-name="rststyle-subtitle">subtitle level 1</text:p>
      <text:section text:style-name="Sect1" text:name="Section1">
        <text:h text:style-name="rststyle-heading1" text:outline-level="1">Title level 2</text:h>
        <text:section text:style-name="Sect1" text:name="Section2">
          <text:h text:style-name="rststyle-heading2" text:outline-level="2">subtitle level 2</text:h>
          <text:section text:style-name="Sect1" text:name="Section3">
            <text:h text:style-name="rststyle-heading3" text:outline-level="3">title level 3</text:h>
            <text:section text:style-name="Sect1" text:name="Section4">
              <text:h text:style-name="rststyle-heading4" text:outline-level="4">title level 4</text:h>
              <text:section text:style-name="Sect1" text:name="Section5">
                <text:h text:style-name="rststyle-heading5" text:outline-level="5">title level 5</text:h>
                <text:section text:style-name="Sect1" text:name="Section6">
                  <text:h text:style-name="rststyle-heading6" text:outline-level="6">title level 6</text:h>
                  <text:h text:style-name="rststyle-rubric" text:outline-level="1">more tests</text:h>
                  <text:p text:style-name="rststyle-textbody">and now…</text:p>
                  <text:p text:style-name="rststyle-deflist-term-1">An indented message</text:p>
                  <text:p text:style-name="rststyle-deflist-def-1">With sub things</text:p>
                  <text:p text:style-name="rststyle-blockquote">An indented message can contain <text:span text:style-name="rststyle-emphasis">Anything</text:span> With sub things</text:p>
                  <text:p text:style-name="rststyle-codeblock-indented"><text:span text:style-name="rststyle-codeblock-name">Even</text:span> <text:span text:style-name="rststyle-codeblock-name">code</text:span> ?</text:p>
                  <text:p text:style-name="rststyle-deflist-term-2">An indented message</text:p>
                  <text:p text:style-name="rststyle-deflist-def-2">With sub things</text:p>
                  <text:p text:style-name="rststyle-codeblock"><text:span text:style-name="rststyle-codeblock-operator">&gt;&gt;&gt;</text:span> <text:s text:c="2"/><text:span text:style-name="rststyle-codeblock-name">A</text:span> <text:span text:style-name="rststyle-codeblock-name">console</text:span> <text:span text:style-name="rststyle-codeblock-name">thing</text:span><text:line-break/><text:span text:style-name="rststyle-codeblock-operator">&gt;&gt;&gt;</text:span> <text:s text:c="7"/><text:span text:style-name="rststyle-codeblock-name">With</text:span> <text:span text:style-name="rststyle-codeblock-name">sub</text:span> <text:span text:style-name="rststyle-codeblock-name">things</text:span></text:p>
                  <text:p text:style-name="rststyle-lineblock1">An indented message</text:p>
                  <text:p text:style-name="rststyle-lineblock2">With sub things</text:p>
                  <text:p text:style-name="rststyle-deflist-term-1">term 1</text:p>
                  <text:p text:style-name="rststyle-deflist-def-1">def 1</text:p>
                  <text:p text:style-name="rststyle-deflist-term-1">term 2</text:p>
                  <text:p text:style-name="rststyle-deflist-def-1">def 2</text:p>
                  <text:p text:style-name="rststyle-deflist-term-1"><text:soft-page-break/>term 1</text:p>
                  <text:p text:style-name="rststyle-deflist-def-1">def 1</text:p>
                  <text:p text:style-name="rststyle-deflist-term-1">term 2</text:p>
                  <text:p text:style-name="rststyle-deflist-def-1">def 2</text:p>
                  <text:p text:style-name="rststyle-textbody"><text:span text:style-name="rststyle-strong">variable1</text:span></text:p>
                  <text:p text:style-name="rststyle-blockindent">descr1</text:p>
                  <text:p text:style-name="rststyle-textbody"><text:span text:style-name="rststyle-strong">variable2</text:span></text:p>
                  <text:p text:style-name="rststyle-blockindent">descr2</text:p>
                  <text:p text:style-name="rststyle-textbody"><text:span text:style-name="rststyle-strong">variable1</text:span></text:p>
                  <text:p text:style-name="rststyle-blockindent">descr1</text:p>
                  <text:p text:style-name="rststyle-textbody"><text:span text:style-name="rststyle-strong">variable2</text:span></text:p>
                  <text:p text:style-name="rststyle-blockindent">descr2</text:p>
                  <text:p text:style-name="rststyle-textbody">and a body as well :)</text:p>
                  <text:list xml:id="list4083813240" text:style-name="rststyle-bulletlist">
                    <text:list-item>
                      <text:p text:style-name="rststyle-bulletitem">one</text:p>
                    </text:list-item>
                    <text:list-item>
                      <text:p text:style-name="rststyle-bulletitem">two</text:p>
                    </text:list-item>
                    <text:list-item>
                      <text:p text:style-name="rststyle-bulletitem">two</text:p>
                    </text:list-item>
                  </text:list>
                  <text:list text:style-name="rststyle-enumlist-arabic">
                    <text:list-item>
                      <text:p text:style-name="P6">one</text:p>
                    </text:list-item>
                    <text:list-item>
                      <text:p text:style-name="P6">two</text:p>
                    </text:list-item>
                    <text:list-item>
                      <text:p text:style-name="P6">two</text:p>
                    </text:list-item>
                  </text:list>
                  <text:list xml:id="list203632316588141" text:style-name="rststyle-bulletlist">
                    <text:list-item>
                      <text:p text:style-name="P5">one</text:p>
                      <text:list>
                        <text:list-item>
                          <text:list>
                            <text:list-item>
                              <text:p text:style-name="rststyle-bulletitem">one</text:p>
                            </text:list-item>
                            <text:list-item>
                              <text:p text:style-name="rststyle-bulletitem">one</text:p>
                            </text:list-item>
                            <text:list-item>
                              <text:p text:style-name="rststyle-bulletitem">on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rststyle-bulletitem">two</text:p>
                    </text:list-item>
                    <text:list-item>
                      <text:p text:style-name="rststyle-bulletitem">two</text:p>
                    </text:list-item>
                  </text:list>
                  <text:p text:style-name="rststyle-admon-attention-hdr">Attention!</text:p>
                  <text:p text:style-name="rststyle-admon-attention-body">attention</text:p>
                  <text:p text:style-name="rststyle-admon-attention-body">lorem ipsum …</text:p>
                  <text:p text:style-name="rststyle-admon-warning-hdr">Warning!</text:p>
                  <text:p text:style-name="rststyle-admon-warning-body">warning</text:p>
                  <text:p text:style-name="rststyle-admon-warning-body">lorem ipsum …</text:p>
                  <text:p text:style-name="rststyle-admon-hint-hdr">Hint!</text:p>
                  <text:p text:style-name="rststyle-admon-hint-body">hint</text:p>
                  <text:p text:style-name="rststyle-admon-hint-body">lorem ipsum …</text:p>
                  <text:p text:style-name="rststyle-admon-error-hdr">Error!</text:p>
                  <text:p text:style-name="rststyle-admon-error-body"><text:soft-page-break/>error</text:p>
                  <text:p text:style-name="rststyle-admon-error-body">lorem ipsum …</text:p>
                  <text:p text:style-name="rststyle-admon-danger-hdr">Danger!</text:p>
                  <text:p text:style-name="rststyle-admon-danger-body">danger</text:p>
                  <text:p text:style-name="rststyle-admon-danger-body">lorem ipsum …</text:p>
                  <text:p text:style-name="rststyle-admon-important-hdr">Important!</text:p>
                  <text:p text:style-name="rststyle-admon-important-body">important</text:p>
                  <text:p text:style-name="rststyle-admon-important-body">lorem ipsum …</text:p>
                  <text:p text:style-name="rststyle-admon-tip-hdr">Tip!</text:p>
                  <text:p text:style-name="rststyle-admon-tip-body">tip</text:p>
                  <text:p text:style-name="rststyle-admon-tip-body">lorem ipsum …</text:p>
                  <text:p text:style-name="rststyle-admon-generic-hdr">admonition</text:p>
                  <text:p text:style-name="rststyle-admon-generic-body">lorem ipsum …</text:p>
                  <text:p text:style-name="rststyle-admon-note-hdr">Note!</text:p>
                  <text:p text:style-name="rststyle-admon-note-body">note</text:p>
                  <text:p text:style-name="rststyle-admon-note-body">lorem ipsum … lorem ipsum … lorem ipsum … lorem ipsum … lorem ipsum …</text:p>
                  <text:p text:style-name="rststyle-horizontalline"/>
                  <table:table table:name="rststyle-rststyle-table-1" table:style-name="rststyle-rststyle-table-1">
                    <table:table-column table:style-name="rststyle-rststyle-table-1.A" table:number-columns-repeated="4"/>
                    <table:table-header-rows>
                      <table:table-row>
                        <table:table-cell table:style-name="rststyle-rststyle-table-1.A1" office:value-type="string">
                          <text:p text:style-name="Table_20_Heading">title1</text:p>
                        </table:table-cell>
                        <table:table-cell table:style-name="rststyle-rststyle-table-1.A1" office:value-type="string">
                          <text:p text:style-name="Table_20_Heading">title2</text:p>
                        </table:table-cell>
                        <table:table-cell table:style-name="rststyle-rststyle-table-1.A1" office:value-type="string">
                          <text:p text:style-name="Table_20_Heading">description</text:p>
                        </table:table-cell>
                        <table:table-cell table:style-name="rststyle-rststyle-table-1.A1" office:value-type="string">
                          <text:p text:style-name="Table_20_Heading">something a bit long</text:p>
                        </table:table-cell>
                      </table:table-row>
                    </table:table-header-rows>
                    <table:table-row>
                      <table:table-cell table:style-name="rststyle-rststyle-table-1.A1" office:value-type="string">
                        <text:p text:style-name="rststyle-textbody">huhu</text:p>
                      </table:table-cell>
                      <table:table-cell table:style-name="rststyle-rststyle-table-1.A1" office:value-type="string">
                        <text:p text:style-name="rststyle-textbody">haha</text:p>
                      </table:table-cell>
                      <table:table-cell table:style-name="rststyle-rststyle-table-1.A1" office:value-type="string">
                        <text:p text:style-name="rststyle-textbody">hoho</text:p>
                      </table:table-cell>
                      <table:table-cell table:style-name="rststyle-rststyle-table-1.A1" office:value-type="string">
                        <text:p text:style-name="rststyle-textbody">hehe</text:p>
                      </table:table-cell>
                    </table:table-row>
                    <table:table-row>
                      <table:table-cell table:style-name="rststyle-rststyle-table-1.A1" office:value-type="string">
                        <text:p text:style-name="rststyle-textbody">huhu</text:p>
                      </table:table-cell>
                      <table:table-cell table:style-name="rststyle-rststyle-table-1.A1" office:value-type="string">
                        <text:p text:style-name="rststyle-textbody">haha</text:p>
                      </table:table-cell>
                      <table:table-cell table:style-name="rststyle-rststyle-table-1.A1" office:value-type="string">
                        <text:p text:style-name="rststyle-textbody">hoho</text:p>
                      </table:table-cell>
                      <table:table-cell table:style-name="rststyle-rststyle-table-1.A1" office:value-type="string">
                        <text:p text:style-name="rststyle-textbody">hehe</text:p>
                      </table:table-cell>
                    </table:table-row>
                    <table:table-row>
                      <table:table-cell table:style-name="rststyle-rststyle-table-1.A1" office:value-type="string">
                        <text:p text:style-name="rststyle-textbody">huhu</text:p>
                      </table:table-cell>
                      <table:table-cell table:style-name="rststyle-rststyle-table-1.A1" office:value-type="string">
                        <text:p text:style-name="rststyle-textbody">haha</text:p>
                      </table:table-cell>
                      <table:table-cell table:style-name="rststyle-rststyle-table-1.A1" office:value-type="string">
                        <text:p text:style-name="rststyle-textbody">hoho</text:p>
                      </table:table-cell>
                      <table:table-cell table:style-name="rststyle-rststyle-table-1.A1" office:value-type="string">
                        <text:p text:style-name="rststyle-textbody">hehe</text:p>
                      </table:table-cell>
                    </table:table-row>
                    <table:table-row>
                      <table:table-cell table:style-name="rststyle-rststyle-table-1.A1" office:value-type="string">
                        <text:p text:style-name="rststyle-textbody">huhu</text:p>
                      </table:table-cell>
                      <table:table-cell table:style-name="rststyle-rststyle-table-1.A1" office:value-type="string">
                        <text:p text:style-name="rststyle-textbody">haha</text:p>
                      </table:table-cell>
                      <table:table-cell table:style-name="rststyle-rststyle-table-1.A1" office:value-type="string">
                        <text:p text:style-name="rststyle-textbody">hoho</text:p>
                      </table:table-cell>
                      <table:table-cell table:style-name="rststyle-rststyle-table-1.A1" office:value-type="string">
                        <text:p text:style-name="rststyle-textbody">hehe</text:p>
                      </table:table-cell>
                    </table:table-row>
                  </table:table>
                  <text:p text:style-name="P4"/>
                  <text:p text:style-name="rststyle-codeblock"><text:span text:style-name="rststyle-codeblock-keyword">def</text:span> <text:span text:style-name="rststyle-codeblock-functionname">foo</text:span>(<text:span text:style-name="rststyle-codeblock-name">arg</text:span>):<text:line-break/> <text:s text:c="3"/><text:span text:style-name="rststyle-codeblock-keyword">print</text:span>(<text:span text:style-name="rststyle-codeblock-name">arg</text:span> <text:span text:style-name="rststyle-codeblock-operator">+</text:span> <text:span text:style-name="rststyle-codeblock-string">'hehe'</text:span>)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Philosopher" svg:font-family="Philosopher" style:font-adornments="Gras" style:font-pitch="variable"/>
    <style:font-face style:name="Philosopher1" svg:font-family="Philosopher" style:font-adornments="Italique gras" style:font-pitch="variable"/>
    <style:font-face style:name="Philosopher2" svg:font-family="Philosopher" style:font-adornments="Normal" style:font-pitch="variable"/>
    <style:font-face style:name="StarSymbol" svg:font-family="StarSymbol" style:font-charset="x-symbol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hilosopher2" fo:font-family="Philosopher" style:font-style-name="Normal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Noto Sans2" fo:font-family="'Noto Sans'" style:font-style-name="Regular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cfe7f5" draw:opacity="100%"/>
      <style:paragraph-properties fo:text-align="center" style:justify-single-word="false" fo:background-color="#cfe7f5" style:shadow="none" text:number-lines="false" text:line-number="0"/>
      <style:text-properties style:font-name="Noto Sans1" fo:font-family="'Noto Sans'" style:font-style-name="Bold Italic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loext:graphic-properties draw:fill="none" draw:fill-color="#729fcf"/>
      <style:paragraph-properties fo:background-color="transparent"/>
      <style:text-properties style:font-name="Noto Sans2" fo:font-family="'Noto Sans'" style:font-style-name="Regular" style:font-family-generic="swiss" style:font-pitch="variable"/>
    </style:style>
    <style:style style:name="rststyle-bulletitem" style:family="paragraph" style:parent-style-name="Standard" style:list-style-name="rststyle-bulletlist">
      <loext:graphic-properties draw:fill="none" draw:fill-color="#729fcf"/>
      <style:paragraph-properties fo:background-color="transparent"/>
      <style:text-properties style:font-name="Noto Sans2" fo:font-family="'Noto Sans'" style:font-style-name="Regular" style:font-family-generic="swiss" style:font-pitch="variable"/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>
      <loext:graphic-properties draw:fill="none" draw:fill-color="#729fcf"/>
      <style:paragraph-properties fo:background-color="transparent"/>
      <style:text-properties style:font-name="Philosopher" fo:font-family="Philosopher" style:font-style-name="Gras" style:font-pitch="variable"/>
    </style:style>
    <style:style style:name="rststyle-heading2" style:family="paragraph" style:parent-style-name="Heading_20_2" style:next-style-name="Text_20_body" style:default-outline-level="2" style:list-style-name="" style:master-page-name="">
      <style:paragraph-properties fo:margin-left="-1cm" fo:margin-right="0cm" fo:text-indent="0cm" style:auto-text-indent="false" style:page-number="auto"/>
      <style:text-properties fo:color="#4c4c4c" loext:opacity="100%" style:font-name="Philosopher1" fo:font-family="Philosopher" style:font-style-name="Italique gras" style:font-pitch="variable" style:font-weight-asian="normal" style:font-weight-complex="normal"/>
    </style:style>
    <style:style style:name="rststyle-heading3" style:family="paragraph" style:parent-style-name="Heading_20_3" style:next-style-name="Text_20_body" style:default-outline-level="3" style:list-style-name="">
      <style:paragraph-properties fo:margin-left="-0.499cm" fo:margin-right="0cm" fo:text-indent="0cm" style:auto-text-indent="false"/>
      <style:text-properties fo:color="#4c4c4c" loext:opacity="100%" style:font-name="Philosopher" fo:font-family="Philosopher" style:font-style-name="Gras" style:font-pitch="variable"/>
    </style:style>
    <style:style style:name="rststyle-heading4" style:family="paragraph" style:parent-style-name="Heading_20_4" style:next-style-name="Text_20_body" style:default-outline-level="4" style:list-style-name="">
      <style:text-properties fo:color="#4c4c4c" loext:opacity="100%" style:font-name="Philosopher1" fo:font-family="Philosopher" style:font-style-name="Italique gras" style:font-pitch="variable" style:font-weight-asian="normal" style:font-weight-complex="normal"/>
    </style:style>
    <style:style style:name="rststyle-heading5" style:family="paragraph" style:parent-style-name="Heading_20_5" style:next-style-name="Text_20_body" style:default-outline-level="5" style:list-style-name="">
      <style:paragraph-properties fo:margin-left="0.499cm" fo:margin-right="0cm" fo:text-indent="0cm" style:auto-text-indent="false"/>
      <style:text-properties fo:color="#4c4c4c" loext:opacity="100%" style:font-name="Philosopher" fo:font-family="Philosopher" style:font-style-name="Gras" style:font-pitch="variable"/>
    </style:style>
    <style:style style:name="rststyle-blockquote" style:family="paragraph" style:parent-style-name="Text_20_body" style:class="text" style:master-page-name="">
      <loext:graphic-properties draw:fill="none" draw:fill-color="#729fcf"/>
      <style:paragraph-properties fo:margin-left="1.02cm" fo:margin-right="0cm" fo:text-align="end" style:justify-single-word="false" fo:text-indent="0cm" style:auto-text-indent="false" style:page-number="auto" fo:background-color="transparent" style:shadow="none" style:snap-to-layout-grid="false">
        <style:tab-stops/>
      </style:paragraph-properties>
      <style:text-properties style:font-name="Philosopher2" fo:font-family="Philosopher" style:font-style-name="Normal" style:font-pitch="variable"/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text-properties fo:color="#000000" loext:opacity="100%" style:font-name="Philosopher2" fo:font-family="Philosopher" style:font-style-name="Normal" style:font-pitch="variable"/>
    </style:style>
    <style:style style:name="rststyle-centeredtextbody" style:family="paragraph" style:parent-style-name="rststyle-textbody">
      <loext:graphic-properties draw:fill="none" draw:fill-color="#729fcf"/>
      <style:paragraph-properties fo:text-align="center" style:justify-single-word="false" fo:background-color="transparent"/>
    </style:style>
    <style:style style:name="rststyle-caption" style:family="paragraph" style:parent-style-name="Caption">
      <loext:graphic-properties draw:fill="none" draw:fill-color="#729fcf"/>
      <style:paragraph-properties fo:background-color="transparent"/>
    </style:style>
    <style:style style:name="rststyle-codeblock" style:family="paragraph" style:parent-style-name="Preformatted_20_Text" style:master-page-name="">
      <loext:graphic-properties draw:fill="solid" draw:fill-color="#ccffff" draw:opacity="100%"/>
      <style:paragraph-properties fo:margin-left="0.199cm" fo:margin-right="0.199cm" fo:margin-top="0.55cm" fo:margin-bottom="0.15cm" style:contextual-spacing="false" fo:text-indent="0cm" style:auto-text-indent="false" style:page-number="auto" fo:background-color="#ccffff" fo:padding="0.199cm" fo:border="0.06pt solid #000000" style:shadow="none"/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loext:graphic-properties draw:fill="none" draw:fill-color="#729fcf"/>
      <style:paragraph-properties style:page-number="auto" fo:background-color="transparent"/>
    </style:style>
    <style:style style:name="rststyle-footnote" style:family="paragraph" style:parent-style-name="Footnote"/>
    <style:style style:name="rststyle-attribution" style:family="paragraph" style:parent-style-name="rststyle-blockquote">
      <loext:graphic-properties draw:fill="none" draw:fill-color="#729fcf"/>
      <style:paragraph-properties fo:text-align="end" style:justify-single-word="false" fo:background-color="transparent"/>
      <style:text-properties fo:font-style="italic" fo:font-weight="bold"/>
    </style:style>
    <style:style style:name="rststyle-epigraph" style:family="paragraph" style:parent-style-name="rststyle-blockquote">
      <loext:graphic-properties draw:fill="none" draw:fill-color="#729fcf"/>
      <style:paragraph-properties fo:text-align="start" style:justify-single-word="false" fo:background-color="transparent"/>
      <style:text-properties fo:font-style="italic"/>
    </style:style>
    <style:style style:name="rststyle-highlights" style:family="paragraph" style:parent-style-name="rststyle-blockquote">
      <loext:graphic-properties draw:fill="none" draw:fill-color="#729fcf"/>
      <style:paragraph-properties fo:background-color="transparent"/>
    </style:style>
    <style:style style:name="rststyle-blockquote-bulletitem" style:family="paragraph" style:parent-style-name="Standard">
      <loext:graphic-properties draw:fill="none" draw:fill-color="#729fcf"/>
      <style:paragraph-properties fo:margin-left="1.016cm" fo:margin-right="2.032cm" fo:text-indent="0cm" style:auto-text-indent="false" fo:background-color="transparent"/>
      <style:text-properties style:font-name="Noto Sans2" fo:font-family="'Noto Sans'" style:font-style-name="Regular" style:font-family-generic="swiss" style:font-pitch="variable"/>
    </style:style>
    <style:style style:name="rststyle-blockquote-enumitem" style:family="paragraph" style:parent-style-name="Standard">
      <loext:graphic-properties draw:fill="none" draw:fill-color="#729fcf"/>
      <style:paragraph-properties fo:margin-left="1.016cm" fo:margin-right="2.032cm" fo:text-indent="0cm" style:auto-text-indent="false" fo:background-color="transparent"/>
      <style:text-properties style:font-name="Noto Sans2" fo:font-family="'Noto Sans'" style:font-style-name="Regular" style:font-family-generic="swiss" style:font-pitch="variable"/>
    </style:style>
    <style:style style:name="rststyle-highlights-bulletitem" style:family="paragraph" style:parent-style-name="Standard">
      <loext:graphic-properties draw:fill="none" draw:fill-color="#729fcf"/>
      <style:paragraph-properties fo:margin-left="2cm" fo:margin-right="2cm" fo:text-indent="0cm" style:auto-text-indent="false" fo:background-color="transparent"/>
      <style:text-properties style:font-name="Noto Sans2" fo:font-family="'Noto Sans'" style:font-style-name="Regular" style:font-family-generic="swiss" style:font-pitch="variable"/>
    </style:style>
    <style:style style:name="rststyle-highlights-enumitem" style:family="paragraph" style:parent-style-name="Standard">
      <loext:graphic-properties draw:fill="none" draw:fill-color="#729fcf"/>
      <style:paragraph-properties fo:margin-left="2cm" fo:margin-right="2cm" fo:text-indent="0cm" style:auto-text-indent="false" fo:background-color="transparent"/>
      <style:text-properties style:font-name="Noto Sans2" fo:font-family="'Noto Sans'" style:font-style-name="Regular" style:font-family-generic="swiss" style:font-pitch="variable"/>
    </style:style>
    <style:style style:name="rststyle-epigraph-bulletitem" style:family="paragraph" style:parent-style-name="Standard">
      <loext:graphic-properties draw:fill="none" draw:fill-color="#729fcf"/>
      <style:paragraph-properties fo:margin-left="2cm" fo:margin-right="2cm" fo:text-indent="0cm" style:auto-text-indent="false" fo:background-color="transparent"/>
      <style:text-properties style:font-name="Noto Sans2" fo:font-family="'Noto Sans'" style:font-style-name="Regular" style:font-family-generic="swiss" style:font-pitch="variable"/>
    </style:style>
    <style:style style:name="rststyle-epigraph-enumitem" style:family="paragraph" style:parent-style-name="Standard">
      <loext:graphic-properties draw:fill="none" draw:fill-color="#729fcf"/>
      <style:paragraph-properties fo:margin-left="2cm" fo:margin-right="2cm" fo:text-indent="0cm" style:auto-text-indent="false" fo:background-color="transparent"/>
      <style:text-properties style:font-name="Noto Sans2" fo:font-family="'Noto Sans'" style:font-style-name="Regular" style:font-family-generic="swiss" style:font-pitch="variable"/>
    </style:style>
    <style:style style:name="rststyle-admon-warning-hdr" style:family="paragraph" style:parent-style-name="rststyle-textbody">
      <loext:graphic-properties draw:fill="none" draw:fill-color="#729fcf"/>
      <style:paragraph-properties fo:text-align="center" style:justify-single-word="false" fo:background-color="transparent"/>
      <style:text-properties fo:color="#ff6633" loext:opacity="100%"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attention-hdr" style:family="paragraph" style:parent-style-name="rststyle-textbody">
      <loext:graphic-properties draw:fill="none" draw:fill-color="#729fcf"/>
      <style:paragraph-properties fo:text-align="center" style:justify-single-word="false" fo:background-color="transparent"/>
      <style:text-properties fo:color="#ffcc99" loext:opacity="100%" fo:font-weight="bold"/>
    </style:style>
    <style:style style:name="rststyle-admon-attention-body" style:family="paragraph" style:parent-style-name="rststyle-textbody">
      <loext:graphic-properties draw:fill="none" draw:fill-color="#729fcf"/>
      <style:paragraph-properties fo:margin-left="2cm" fo:margin-right="2cm" fo:text-indent="0cm" style:auto-text-indent="false" fo:background-color="transparent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color="#ff0000" loext:opacity="100%"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color="#ff6633" loext:opacity="100%"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color="#00dcff" loext:opacity="100%"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color="#cccc00" loext:opacity="100%"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color="#0099ff" loext:opacity="100%"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color="#23ff23" loext:opacity="100%"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color="#808019" loext:opacity="100%"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 fo:padding="0.049cm" fo:border-left="none" fo:border-right="none" fo:border-top="0.06pt solid #000000" fo:border-bottom="0.06pt solid #000000" style:shadow="none"/>
      <style:text-properties fo:font-style="italic"/>
    </style:style>
    <style:style style:name="rststyle-rubric" style:family="paragraph" style:parent-style-name="Heading_20_3" style:default-outline-level="1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 style:shadow="none">
        <style:tab-stops/>
      </style:paragraph-properties>
      <style:text-properties fo:color="#4c4c4c" loext:opacity="100%" style:font-name="Philosopher" fo:font-family="Philosopher" style:font-style-name="Gras" style:font-pitch="variable" fo:font-size="12pt"/>
    </style:style>
    <style:style style:name="rststyle-heading6" style:family="paragraph" style:parent-style-name="Heading_20_6" style:next-style-name="Text_20_body" style:default-outline-level="6" style:list-style-name="" style:master-page-name="">
      <loext:graphic-properties draw:fill="none" draw:fill-color="#729fcf"/>
      <style:paragraph-properties fo:margin-left="0.499cm" fo:margin-right="0cm" fo:text-indent="0cm" style:auto-text-indent="false" style:page-number="auto" fo:background-color="transparent" style:shadow="none">
        <style:tab-stops/>
      </style:paragraph-properties>
      <style:text-properties fo:color="#4c4c4c" loext:opacity="100%" style:font-name="Philosopher" fo:font-family="Philosopher" style:font-style-name="Gras" style:font-pitch="variable"/>
    </style:style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style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style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style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style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style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Philosopher" fo:font-family="Philosopher" style:font-style-name="Gras" style:font-pitch="variable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color="#4c4c4c" loext:opacity="100%" fo:font-weight="bold"/>
    </style:style>
    <style:style style:name="rststyle-deflist-def-1" style:family="paragraph" style:parent-style-name="Text_20_body">
      <style:paragraph-properties fo:margin-left="0.635cm" fo:margin-right="0cm" fo:text-indent="0cm" style:auto-text-indent="false"/>
    </style:style>
    <style:style style:name="rststyle-deflist-term-2" style:family="paragraph" style:parent-style-name="Text_20_body">
      <style:paragraph-properties fo:margin-left="0.635cm" fo:margin-right="0cm" fo:text-indent="0cm" style:auto-text-indent="false"/>
      <style:text-properties fo:color="#4c4c4c" loext:opacity="100%" fo:font-weight="bold"/>
    </style:style>
    <style:style style:name="rststyle-deflist-def-2" style:family="paragraph" style:parent-style-name="Text_20_body">
      <style:paragraph-properties fo:margin-left="1.27cm" fo:margin-right="0cm" fo:text-indent="0cm" style:auto-text-indent="false"/>
    </style:style>
    <style:style style:name="rststyle-deflist-def-3" style:family="paragraph" style:parent-style-name="Text_20_body">
      <style:paragraph-properties fo:margin-left="1.905cm" fo:margin-right="0cm" fo:text-indent="0cm" style:auto-text-indent="false"/>
    </style:style>
    <style:style style:name="rststyle-deflist-term-3" style:family="paragraph" style:parent-style-name="Text_20_body">
      <style:paragraph-properties fo:margin-left="1.27cm" fo:margin-right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-left="1.905cm" fo:margin-right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-left="2.54cm" fo:margin-right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-left="2.54cm" fo:margin-right="0cm" fo:text-indent="0cm" style:auto-text-indent="false"/>
    </style:style>
    <style:style style:name="rststyle-deflist-def-5" style:family="paragraph" style:parent-style-name="Text_20_body">
      <style:paragraph-properties fo:margin-left="3.175cm" fo:margin-right="0cm" fo:text-indent="0cm" style:auto-text-indent="false"/>
    </style:style>
    <style:style style:name="rststyle-codeblock-indented" style:family="paragraph" style:parent-style-name="rststyle-codeblock">
      <style:paragraph-properties fo:margin-left="2.032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style:font-name="Noto Sans2" fo:font-family="'Noto Sans'" style:font-style-name="Regular" style:font-family-generic="swiss" style:font-pitch="variabl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Noto Sans2" fo:font-family="'Noto Sans'" style:font-style-name="Regular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  <style:text-properties style:font-name="Noto Sans2" fo:font-family="'Noto Sans'" style:font-style-name="Regular" style:font-family-generic="swiss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loext:opacity="100%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loext:opacity="100%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loext:opacity="100%" fo:background-color="#ccffff"/>
    </style:style>
    <style:style style:name="rststyle-codeblock-functionname" style:family="text" style:parent-style-name="Teletype">
      <style:text-properties fo:color="#808000" loext:opacity="100%" fo:background-color="#ccffff"/>
    </style:style>
    <style:style style:name="rststyle-codeblock-operator" style:family="text" style:parent-style-name="Teletype">
      <style:text-properties fo:color="#cccc00" loext:opacity="100%" fo:background-color="#ccffff"/>
    </style:style>
    <style:style style:name="rststyle-codeblock-name" style:family="text" style:parent-style-name="Teletype">
      <style:text-properties fo:color="#808000" loext:opacity="100%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loext:num-list-format="%1%." style:num-suffix="." style:num-format="1">
        <style:list-level-properties text:space-before="0.635cm" text:min-label-width="0.635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1.905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2.54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175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3.8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4.445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08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5.71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loext:num-list-format="%1%.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.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.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.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.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.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.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.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.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.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loext:num-list-format=" %1% 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loext:num-list-format=" %1%.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 %2%.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 %3%)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 %4% 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 %5% 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 %6% 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 %7% 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 %8% 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 %9% 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 %10% 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loext:num-list-format="%1%.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.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.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.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.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.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.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.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.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.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loext:num-list-format="%1%.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.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.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.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.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.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.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.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.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.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loext:num-list-format="%1%.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loext:num-list-format="%2%.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loext:num-list-format="%3%.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loext:num-list-format="%4%.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loext:num-list-format="%5%.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loext:num-list-format="%6%.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loext:num-list-format="%7%.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loext:num-list-format="%8%.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loext:num-list-format="%9%.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loext:num-list-format="%10%.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loext:num-list-format="%1%)" style:num-suffix=")" style:num-format="a">
        <style:list-level-properties text:space-before="0.635cm" text:min-label-width="0.635cm"/>
      </text:list-level-style-number>
      <text:list-level-style-number text:level="2" loext:num-list-format="%2%)" style:num-suffix=")" style:num-format="a">
        <style:list-level-properties text:space-before="1.27cm" text:min-label-width="0.635cm"/>
      </text:list-level-style-number>
      <text:list-level-style-number text:level="3" loext:num-list-format="%3%)" style:num-suffix=")" style:num-format="a">
        <style:list-level-properties text:space-before="1.905cm" text:min-label-width="0.635cm"/>
      </text:list-level-style-number>
      <text:list-level-style-number text:level="4" loext:num-list-format="%4%)" style:num-suffix=")" style:num-format="a">
        <style:list-level-properties text:space-before="2.54cm" text:min-label-width="0.635cm"/>
      </text:list-level-style-number>
      <text:list-level-style-number text:level="5" loext:num-list-format="%5%)" style:num-suffix=")" style:num-format="a">
        <style:list-level-properties text:space-before="3.175cm" text:min-label-width="0.635cm"/>
      </text:list-level-style-number>
      <text:list-level-style-number text:level="6" loext:num-list-format="%6%)" style:num-suffix=")" style:num-format="a">
        <style:list-level-properties text:space-before="3.81cm" text:min-label-width="0.635cm"/>
      </text:list-level-style-number>
      <text:list-level-style-number text:level="7" loext:num-list-format="%7%)" style:num-suffix=")" style:num-format="a">
        <style:list-level-properties text:space-before="4.445cm" text:min-label-width="0.635cm"/>
      </text:list-level-style-number>
      <text:list-level-style-number text:level="8" loext:num-list-format="%8%)" style:num-suffix=")" style:num-format="a">
        <style:list-level-properties text:space-before="5.08cm" text:min-label-width="0.635cm"/>
      </text:list-level-style-number>
      <text:list-level-style-number text:level="9" loext:num-list-format="%9%)" style:num-suffix=")" style:num-format="a">
        <style:list-level-properties text:space-before="5.715cm" text:min-label-width="0.635cm"/>
      </text:list-level-style-number>
      <text:list-level-style-number text:level="10" loext:num-list-format="%10%)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loext:num-list-format="%1%." style:num-suffix="." style:num-format="i">
        <style:list-level-properties text:space-before="0.635cm" text:min-label-width="0.635cm"/>
      </text:list-level-style-number>
      <text:list-level-style-number text:level="2" loext:num-list-format="%2%." style:num-suffix="." style:num-format="i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space-before="1.905cm" text:min-label-width="0.635cm"/>
      </text:list-level-style-number>
      <text:list-level-style-number text:level="4" loext:num-list-format="%4%." style:num-suffix="." style:num-format="i">
        <style:list-level-properties text:space-before="2.54cm" text:min-label-width="0.635cm"/>
      </text:list-level-style-number>
      <text:list-level-style-number text:level="5" loext:num-list-format="%5%." style:num-suffix="." style:num-format="i">
        <style:list-level-properties text:space-before="3.175cm" text:min-label-width="0.635cm"/>
      </text:list-level-style-number>
      <text:list-level-style-number text:level="6" loext:num-list-format="%6%." style:num-suffix="." style:num-format="i">
        <style:list-level-properties text:space-before="3.81cm" text:min-label-width="0.635cm"/>
      </text:list-level-style-number>
      <text:list-level-style-number text:level="7" loext:num-list-format="%7%." style:num-suffix="." style:num-format="i">
        <style:list-level-properties text:space-before="4.445cm" text:min-label-width="0.635cm"/>
      </text:list-level-style-number>
      <text:list-level-style-number text:level="8" loext:num-list-format="%8%." style:num-suffix="." style:num-format="i">
        <style:list-level-properties text:space-before="5.08cm" text:min-label-width="0.635cm"/>
      </text:list-level-style-number>
      <text:list-level-style-number text:level="9" loext:num-list-format="%9%." style:num-suffix="." style:num-format="i">
        <style:list-level-properties text:space-before="5.715cm" text:min-label-width="0.635cm"/>
      </text:list-level-style-number>
      <text:list-level-style-number text:level="10" loext:num-list-format="%10%.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loext:num-list-format="%1%)" style:num-suffix=")" style:num-format="A">
        <style:list-level-properties text:space-before="0.635cm" text:min-label-width="0.635cm"/>
      </text:list-level-style-number>
      <text:list-level-style-number text:level="2" loext:num-list-format="%2%)" style:num-suffix=")" style:num-format="A">
        <style:list-level-properties text:space-before="1.27cm" text:min-label-width="0.635cm"/>
      </text:list-level-style-number>
      <text:list-level-style-number text:level="3" loext:num-list-format="%3%)" style:num-suffix=")" style:num-format="A">
        <style:list-level-properties text:space-before="1.905cm" text:min-label-width="0.635cm"/>
      </text:list-level-style-number>
      <text:list-level-style-number text:level="4" loext:num-list-format="%4%)" style:num-suffix=")" style:num-format="A">
        <style:list-level-properties text:space-before="2.54cm" text:min-label-width="0.635cm"/>
      </text:list-level-style-number>
      <text:list-level-style-number text:level="5" loext:num-list-format="%5%)" style:num-suffix=")" style:num-format="A">
        <style:list-level-properties text:space-before="3.175cm" text:min-label-width="0.635cm"/>
      </text:list-level-style-number>
      <text:list-level-style-number text:level="6" loext:num-list-format="%6%)" style:num-suffix=")" style:num-format="A">
        <style:list-level-properties text:space-before="3.81cm" text:min-label-width="0.635cm"/>
      </text:list-level-style-number>
      <text:list-level-style-number text:level="7" loext:num-list-format="%7%)" style:num-suffix=")" style:num-format="A">
        <style:list-level-properties text:space-before="4.445cm" text:min-label-width="0.635cm"/>
      </text:list-level-style-number>
      <text:list-level-style-number text:level="8" loext:num-list-format="%8%)" style:num-suffix=")" style:num-format="A">
        <style:list-level-properties text:space-before="5.08cm" text:min-label-width="0.635cm"/>
      </text:list-level-style-number>
      <text:list-level-style-number text:level="9" loext:num-list-format="%9%)" style:num-suffix=")" style:num-format="A">
        <style:list-level-properties text:space-before="5.715cm" text:min-label-width="0.635cm"/>
      </text:list-level-style-number>
      <text:list-level-style-number text:level="10" loext:num-list-format="%10%)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loext:num-list-format="%1%." style:num-suffix="." style:num-format="I">
        <style:list-level-properties text:space-before="0.635cm" text:min-label-width="0.635cm"/>
      </text:list-level-style-number>
      <text:list-level-style-number text:level="2" loext:num-list-format="%2%." style:num-suffix="." style:num-format="I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space-before="1.905cm" text:min-label-width="0.635cm"/>
      </text:list-level-style-number>
      <text:list-level-style-number text:level="4" loext:num-list-format="%4%." style:num-suffix="." style:num-format="I">
        <style:list-level-properties text:space-before="2.54cm" text:min-label-width="0.635cm"/>
      </text:list-level-style-number>
      <text:list-level-style-number text:level="5" loext:num-list-format="%5%." style:num-suffix="." style:num-format="I">
        <style:list-level-properties text:space-before="3.175cm" text:min-label-width="0.635cm"/>
      </text:list-level-style-number>
      <text:list-level-style-number text:level="6" loext:num-list-format="%6%." style:num-suffix="." style:num-format="I">
        <style:list-level-properties text:space-before="3.81cm" text:min-label-width="0.635cm"/>
      </text:list-level-style-number>
      <text:list-level-style-number text:level="7" loext:num-list-format="%7%." style:num-suffix="." style:num-format="I">
        <style:list-level-properties text:space-before="4.445cm" text:min-label-width="0.635cm"/>
      </text:list-level-style-number>
      <text:list-level-style-number text:level="8" loext:num-list-format="%8%." style:num-suffix="." style:num-format="I">
        <style:list-level-properties text:space-before="5.08cm" text:min-label-width="0.635cm"/>
      </text:list-level-style-number>
      <text:list-level-style-number text:level="9" loext:num-list-format="%9%." style:num-suffix="." style:num-format="I">
        <style:list-level-properties text:space-before="5.715cm" text:min-label-width="0.635cm"/>
      </text:list-level-style-number>
      <text:list-level-style-number text:level="10" loext:num-list-format="%10%." style:num-suffix="." style:num-format="I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ststyle-pagedefault" style:page-layout-name="Mpm1" draw:style-name="Mdp1"/>
    <style:master-page style:name="rststyle-page-bottom" style:page-layout-name="Mpm2" draw:style-name="Mdp1">
      <style:footer>
        <text:p text:style-name="MP1">Page <text:page-number text:select-page="current">0</text:page-number></text:p>
      </style:footer>
    </style:master-page>
    <style:master-page style:name="rststyle-page-top" style:page-layout-name="Mpm3" draw:style-name="Mdp1">
      <style:header>
        <text:p text:style-name="MP2">Page 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fab</meta:initial-creator>
    <meta:creation-date>2015-02-09T20:36:18</meta:creation-date>
    <dc:date>2023-08-15T22:16:23.465426508</dc:date>
    <dc:language>en-US</dc:language>
    <meta:editing-cycles>3</meta:editing-cycles>
    <meta:editing-duration>PT16M40S</meta:editing-duration>
    <dc:title>subtitle level 1</dc:title>
    <meta:document-statistic meta:table-count="1" meta:image-count="0" meta:object-count="0" meta:page-count="3" meta:paragraph-count="97" meta:word-count="208" meta:character-count="962" meta:non-whitespace-character-count="850"/>
  </office:meta>
</office:document-meta>
</file>